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19f0"/>
    </style:style>
    <style:style style:name="P2" style:family="paragraph" style:parent-style-name="Standard">
      <style:text-properties officeooo:paragraph-rsid="00125622"/>
    </style:style>
    <style:style style:name="P3" style:family="paragraph" style:parent-style-name="Standard">
      <style:text-properties officeooo:rsid="00125622" officeooo:paragraph-rsid="00125622"/>
    </style:style>
    <style:style style:name="P4" style:family="paragraph" style:parent-style-name="Standard">
      <style:text-properties officeooo:paragraph-rsid="001b8b5a"/>
    </style:style>
    <style:style style:name="P5" style:family="paragraph" style:parent-style-name="Standard">
      <style:text-properties officeooo:rsid="001dbb29" officeooo:paragraph-rsid="001dbb29"/>
    </style:style>
    <style:style style:name="P6" style:family="paragraph" style:parent-style-name="Standard">
      <style:text-properties officeooo:rsid="001dbb29" officeooo:paragraph-rsid="001e3f54"/>
    </style:style>
    <style:style style:name="P7" style:family="paragraph" style:parent-style-name="Standard">
      <style:text-properties officeooo:rsid="001e3f54" officeooo:paragraph-rsid="001e3f54"/>
    </style:style>
    <style:style style:name="P8" style:family="paragraph" style:parent-style-name="Standard">
      <style:text-properties officeooo:rsid="002643a2" officeooo:paragraph-rsid="002643a2"/>
    </style:style>
    <style:style style:name="P9" style:family="paragraph" style:parent-style-name="Standard">
      <style:text-properties officeooo:paragraph-rsid="001b8b5a"/>
    </style:style>
    <style:style style:name="T1" style:family="text">
      <style:text-properties officeooo:rsid="000e19f0"/>
    </style:style>
    <style:style style:name="T2" style:family="text">
      <style:text-properties officeooo:rsid="001bda78"/>
    </style:style>
    <style:style style:name="T3" style:family="text">
      <style:text-properties officeooo:rsid="001e3f54"/>
    </style:style>
    <style:style style:name="T4" style:family="text">
      <style:text-properties officeooo:rsid="001ec6ce"/>
    </style:style>
    <style:style style:name="T5" style:family="text">
      <style:text-properties officeooo:rsid="0028449b"/>
    </style:style>
    <style:style style:name="T6" style:family="text">
      <style:text-properties officeooo:rsid="002b63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2_2838823054"/><text:bookmark-start text:name="__DdeLink__135_2838823054"/><text:bookmark-start text:name="__DdeLink__92_2838823054"/><text:bookmark-start text:name="__DdeLink__28_2838823054"/><text:bookmark-start text:name="__DdeLink__20_2838823054"/><text:bookmark-start text:name="__DdeLink__10_2838823054"/><text:bookmark-start text:name="__DdeLink__0_2838823054"/>call(proc(x,y,z) x + y + z, <text:bookmark-start text:name="__DdeLink__101_3796802571"/>list(2,4,6)<text:bookmark-end text:name="__DdeLink__101_3796802571"/>);<text:bookmark-end text:name="__DdeLink__2_2838823054"/><text:bookmark-end text:name="__DdeLink__135_2838823054"/><text:bookmark-end text:name="__DdeLink__92_2838823054"/><text:bookmark-end text:name="__DdeLink__28_2838823054"/><text:bookmark-end text:name="__DdeLink__20_2838823054"/><text:bookmark-end text:name="__DdeLink__10_2838823054"/><text:bookmark-end text:name="__DdeLink__0_2838823054"/></text:p>
      <text:p text:style-name="Standard"><text:bookmark-start text:name="__DdeLink__37_2838823054"/></text:p>
      <text:p text:style-name="Standard"><text:bookmark-start text:name="__DdeLink__6_2838823054"/><text:bookmark-start text:name="__DdeLink__133_2838823054"/><text:bookmark-start text:name="__DdeLink__120_2838823054"/><text:bookmark-start text:name="__DdeLink__105_2838823054"/><text:bookmark-start text:name="__DdeLink__78_2838823054"/><text:bookmark-start text:name="__DdeLink__65_2838823054"/><text:bookmark-start text:name="__DdeLink__52_2838823054"/><text:bookmark-start text:name="__DdeLink__26_2838823054"/><text:bookmark-start text:name="__DdeLink__22_2838823054"/><text:bookmark-start text:name="__DdeLink__16_2838823054"/><text:bookmark-start text:name="__DdeLink__12_2838823054"/>def f proc(x,y,z) x + y + z;</text:p>
      <text:p text:style-name="Standard"/>
      <text:p text:style-name="Standard"/>
      <text:p text:style-name="Standard">def g list (1,2,3);<text:bookmark-end text:name="__DdeLink__26_2838823054"/><text:bookmark-end text:name="__DdeLink__6_2838823054"/><text:bookmark-end text:name="__DdeLink__12_2838823054"/><text:bookmark-end text:name="__DdeLink__16_2838823054"/><text:bookmark-end text:name="__DdeLink__22_2838823054"/><text:bookmark-end text:name="__DdeLink__37_2838823054"/></text:p>
      <text:p text:style-name="Standard"/>
      <text:p text:style-name="P1">def <text:span text:style-name="T1">m</text:span> proc(x) x * <text:span text:style-name="T1">2</text:span>;</text:p>
      <text:p text:style-name="Standard"/>
      <text:p text:style-name="Standard"><text:bookmark-start text:name="__DdeLink__18_2838823054"/><text:bookmark-start text:name="__DdeLink__24_2838823054"/><text:bookmark-start text:name="__DdeLink__30_2838823054"/><text:bookmark-start text:name="__DdeLink__39_2838823054"/><text:bookmark-start text:name="__DdeLink__8_2838823054"/><text:bookmark-start text:name="__DdeLink__14_2838823054"/>call(<text:span text:style-name="T1">m</text:span>,g)<text:bookmark-end text:name="__DdeLink__18_2838823054"/><text:bookmark-end text:name="__DdeLink__24_2838823054"/><text:bookmark-end text:name="__DdeLink__30_2838823054"/><text:bookmark-end text:name="__DdeLink__39_2838823054"/><text:bookmark-end text:name="__DdeLink__8_2838823054"/><text:bookmark-end text:name="__DdeLink__14_2838823054"/>;<text:bookmark-end text:name="__DdeLink__78_2838823054"/><text:bookmark-end text:name="__DdeLink__65_2838823054"/><text:bookmark-end text:name="__DdeLink__52_2838823054"/><text:bookmark-end text:name="__DdeLink__105_2838823054"/><text:bookmark-end text:name="__DdeLink__120_2838823054"/><text:bookmark-end text:name="__DdeLink__133_283882305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DdeLink__105_3796802571"/><text:bookmark-start text:name="__DdeLink__124_3796802571"/><text:bookmark-start text:name="__DdeLink__103_3796802571"/>def l <text:bookmark-start text:name="__DdeLink__128_3796802571"/>list(2,4,6)<text:bookmark-end text:name="__DdeLink__128_3796802571"/>;</text:p>
      <text:p text:style-name="Standard">def m <text:bookmark-start text:name="__DdeLink__126_3796802571"/>list(1,2,3,4,5,6,7,8,9)<text:bookmark-end text:name="__DdeLink__126_3796802571"/>;<text:bookmark-end text:name="__DdeLink__105_3796802571"/><text:bookmark-end text:name="__DdeLink__103_3796802571"/></text:p>
      <text:p text:style-name="Standard"/>
      <text:p text:style-name="Standard">def g <text:bookmark-start text:name="__DdeLink__107_3796802571"/>l @ m;<text:bookmark-end text:name="__DdeLink__107_3796802571"/><text:bookmark-end text:name="__DdeLink__124_3796802571"/></text:p>
      <text:p text:style-name="Standard"/>
      <text:p text:style-name="Standard"/>
      <text:p text:style-name="P3"><text:bookmark-start text:name="__DdeLink__147_4051617152"/><text:bookmark-start text:name="__DdeLink__164_4051617152"/><text:bookmark-start text:name="__DdeLink__156_4051617152"/>x = 5;</text:p>
      <text:p text:style-name="P2">[: 1,2,3 :];<text:bookmark-end text:name="__DdeLink__147_4051617152"/></text:p>
      <text:p text:style-name="P2"><text:bookmark-start text:name="__DdeLink__149_4051617152"/>[: 1,2,x :];<text:bookmark-end text:name="__DdeLink__149_4051617152"/><text:bookmark-end text:name="__DdeLink__164_4051617152"/></text:p>
      <text:p text:style-name="P2"><text:bookmark-start text:name="__DdeLink__151_4051617152"/><text:bookmark-start text:name="__DdeLink__166_4051617152"/>[: 5: proc(i) i :];<text:bookmark-end text:name="__DdeLink__151_4051617152"/><text:bookmark-end text:name="__DdeLink__166_4051617152"/><text:bookmark-end text:name="__DdeLink__156_4051617152"/></text:p>
      <text:p text:style-name="P2"><text:bookmark-start text:name="__DdeLink__158_4051617152"/><text:bookmark-start text:name="__DdeLink__168_4051617152"/>[: 1, 3: proc(n) 2 * n, 3 :];<text:bookmark-end text:name="__DdeLink__158_4051617152"/><text:bookmark-end text:name="__DdeLink__168_4051617152"/></text:p>
      <text:p text:style-name="P2"><text:bookmark-start text:name="__DdeLink__160_4051617152"/><text:bookmark-start text:name="__DdeLink__170_4051617152"/>[: 3: proc(n) 2 * n, 4: proc(n) 3 * n :];<text:bookmark-end text:name="__DdeLink__160_4051617152"/><text:bookmark-end text:name="__DdeLink__170_4051617152"/></text:p>
      <text:p text:style-name="P2"/>
      <text:p text:style-name="Standard"/>
      <text:p text:style-name="Standard"/>
      <text:p text:style-name="Standard"/>
      <text:p text:style-name="Standard"><text:bookmark-start text:name="__DdeLink__200_1555797941"/>t = [: 1,2,3:];</text:p>
      <text:p text:style-name="Standard"/>
      <text:p text:style-name="Standard"/>
      <text:p text:style-name="Standard">s = [: 1,2,3:];<text:bookmark-end text:name="__DdeLink__200_1555797941"/></text:p>
      <text:p text:style-name="Standard"/>
      <text:p text:style-name="Standard"><text:bookmark-start text:name="__DdeLink__202_1555797941"/>eqv?(s,t);<text:bookmark-end text:name="__DdeLink__202_1555797941"/></text:p>
      <text:p text:style-name="Standard"/>
      <text:p text:style-name="Standard"><text:bookmark-start text:name="__DdeLink__204_1555797941"/>equal?(s,t);<text:bookmark-end text:name="__DdeLink__204_1555797941"/></text:p>
      <text:p text:style-name="Standard"/>
      <text:p text:style-name="Standard">eqv?(t,t);</text:p>
      <text:p text:style-name="Standard"/>
      <text:p text:style-name="Standard">equal?(t,t);</text:p>
      <text:p text:style-name="Standard"/>
      <text:p text:style-name="Standard"/>
      <text:p text:style-name="Standard"/>
      <text:p text:style-name="Standard"/>
      <text:p text:style-name="Standard"><text:bookmark-start text:name="__DdeLink__236_3996325229"/><text:soft-page-break/>def vecAppend proc(v1, v2)</text:p>
      <text:p text:style-name="Standard">[: size(v1): proc(i) v1[i],</text:p>
      <text:p text:style-name="Standard">size(v2): proc(i) v2[i] :];</text:p>
      <text:p text:style-name="Standard"/>
      <text:p text:style-name="Standard">vecAppend ( [:1,2,3:] , [:97,5,5,4,4,4,3,3:]);<text:bookmark-end text:name="__DdeLink__236_3996325229"/></text:p>
      <text:p text:style-name="Standard"/>
      <text:p text:style-name="Standard"/>
      <text:p text:style-name="P4"><text:bookmark-start text:name="__DdeLink__254_2908616065"/>def gcd proc(a, b)</text:p>
      <text:p text:style-name="P4">case {</text:p>
      <text:p text:style-name="P4">a &lt; b: gcd(b, a),</text:p>
      <text:p text:style-name="P4">b = 0: a,</text:p>
      <text:p text:style-name="P4"><text:span text:style-name="T2">else</text:span>: gcd(b, a % b)</text:p>
      <text:p text:style-name="P4">};<text:bookmark-end text:name="__DdeLink__254_2908616065"/></text:p>
      <text:p text:style-name="P4"/>
      <text:p text:style-name="P4"><text:bookmark-start text:name="__DdeLink__467_2704146354"/><text:bookmark-start text:name="__DdeLink__503_2704146354"/><text:bookmark-start text:name="__DdeLink__494_2704146354"/><text:bookmark-start text:name="__DdeLink__483_2704146354"/><text:bookmark-start text:name="__DdeLink__477_2704146354"/>def f proc(x,y) x + y;</text:p>
      <text:p text:style-name="P4">def f proc(x) x;<text:bookmark-end text:name="__DdeLink__467_2704146354"/></text:p>
      <text:p text:style-name="P5"><text:bookmark-start text:name="__DdeLink__471_2704146354"/>lst1 := list(1);</text:p>
      <text:p text:style-name="P6">lst<text:span text:style-name="T3">2</text:span> := list(1,<text:span text:style-name="T3">2</text:span>);</text:p>
      <text:p text:style-name="P7">lst3 := list(1,2,3);<text:bookmark-end text:name="__DdeLink__483_2704146354"/><text:bookmark-end text:name="__DdeLink__471_2704146354"/><text:bookmark-end text:name="__DdeLink__477_2704146354"/></text:p>
      <text:p text:style-name="P7"/>
      <text:p text:style-name="P4"><text:bookmark-start text:name="__DdeLink__473_2704146354"/><text:bookmark-start text:name="__DdeLink__485_2704146354"/><text:bookmark-start text:name="__DdeLink__479_2704146354"/>call(f, l<text:span text:style-name="T4">st1</text:span>);<text:bookmark-end text:name="__DdeLink__473_2704146354"/><text:bookmark-end text:name="__DdeLink__485_2704146354"/><text:bookmark-end text:name="__DdeLink__479_2704146354"/><text:bookmark-end text:name="__DdeLink__503_2704146354"/><text:bookmark-end text:name="__DdeLink__494_2704146354"/></text:p>
      <text:p text:style-name="P4"/>
      <text:p text:style-name="P4"/>
      <text:p text:style-name="P4"><text:bookmark-start text:name="__DdeLink__505_2704146354"/>call(f, l<text:span text:style-name="T4">st2</text:span>);<text:bookmark-end text:name="__DdeLink__505_2704146354"/></text:p>
      <text:p text:style-name="P4"/>
      <text:p text:style-name="P4"/>
      <text:p text:style-name="P4"><text:bookmark-start text:name="__DdeLink__507_2704146354"/>call(f, l<text:span text:style-name="T4">st3</text:span>);<text:bookmark-end text:name="__DdeLink__507_2704146354"/></text:p>
      <text:p text:style-name="P4"/>
      <text:p text:style-name="P4"/>
      <text:p text:style-name="P4"><text:bookmark-start text:name="__DdeLink__541_3847819002"/><text:bookmark-start text:name="__DdeLink__543_3847819002"/><text:bookmark-start text:name="__DdeLink__545_3847819002"/><text:bookmark-start text:name="__DdeLink__547_3847819002"/>h := 3;</text:p>
      <text:p text:style-name="P4">for i := 0 to 10 do h + 10;<text:bookmark-end text:name="__DdeLink__541_3847819002"/><text:bookmark-end text:name="__DdeLink__543_3847819002"/><text:bookmark-end text:name="__DdeLink__545_3847819002"/><text:bookmark-end text:name="__DdeLink__547_3847819002"/></text:p>
      <text:p text:style-name="P4"/>
      <text:p text:style-name="P8"><text:bookmark-start text:name="__DdeLink__549_3847819002"/><text:bookmark-start text:name="__DdeLink__410_1246062920"/><text:bookmark-start text:name="__DdeLink__557_3847819002"/><text:bookmark-start text:name="__DdeLink__551_3847819002"/>h:=0;</text:p>
      <text:p text:style-name="P4">for a := 1 <text:s/>to <text:span text:style-name="T6">10</text:span> do {</text:p>
      <text:p text:style-name="P4">h:= h + a;</text:p>
      <text:p text:style-name="P4">h;</text:p>
      <text:p text:style-name="P4">};<text:bookmark-end text:name="__DdeLink__410_1246062920"/><text:bookmark-end text:name="__DdeLink__557_3847819002"/><text:bookmark-end text:name="__DdeLink__549_3847819002"/><text:bookmark-end text:name="__DdeLink__551_3847819002"/></text:p>
      <text:p text:style-name="P4"/>
      <text:p text:style-name="P4">h:=0;</text:p>
      <text:p text:style-name="P4">for a := 1 <text:s/>to 10 do {</text:p>
      <text:p text:style-name="P4">h:= h + a;</text:p>
      <text:p text:style-name="P4">println(h);</text:p>
      <text:p text:style-name="P4">};</text:p>
      <text:p text:style-name="P4"/>
      <text:p text:style-name="P4"/>
      <text:p text:style-name="P4">[: i + 2 for i in range (0,10) :];</text:p>
      <text:p text:style-name="P4"/>
      <text:p text:style-name="P4"/>
      <text:p text:style-name="P4"><text:bookmark-start text:name="__DdeLink__553_3847819002"/><text:bookmark-start text:name="__DdeLink__555_3847819002"/>[: i * 2 for i in range (0,10) <text:span text:style-name="T5">if</text:span> i % 2 = 0 :];<text:bookmark-end text:name="__DdeLink__553_3847819002"/><text:bookmark-end text:name="__DdeLink__555_3847819002"/></text:p>
      <text:p text:style-name="P4"><text:soft-page-break/></text:p>
      <text:p text:style-name="P4">number_list := [: x ^ 2 for x in range(0,10) if x % 2 = 0 :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7:59:17.545095649</meta:creation-date>
    <dc:date>2019-12-30T06:46:57.355351584</dc:date>
    <meta:editing-duration>P1DT24M55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3" meta:paragraph-count="53" meta:word-count="233" meta:character-count="968" meta:non-whitespace-character-count="786"/>
  </office:meta>
</office:document-meta>
</file>